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epName</text:p>
          </table:table-cell>
          <table:table-cell office:value-type="string" calcext:value-type="string">
            <text:p>engName</text:p>
          </table:table-cell>
          <table:table-cell table:style-name="Default" office:value-type="string" calcext:value-type="string">
            <text:p>start Date</text:p>
          </table:table-cell>
          <table:table-cell office:value-type="string" calcext:value-type="string">
            <text:p>endDate</text:p>
          </table:table-cell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58-01-02" calcext:value-type="date">
            <text:p>2058-01-02</text:p>
          </table:table-cell>
          <table:table-cell/>
        </table:table-row>
        <table:table-row table:style-name="ro1">
          <table:table-cell office:value-type="string" calcext:value-type="string">
            <text:p>बेद राज भट्टराई</text:p>
          </table:table-cell>
          <table:table-cell office:value-type="string" calcext:value-type="string">
            <text:p>Bed Raj Bhattrai</text:p>
          </table:table-cell>
          <table:table-cell office:value-type="date" office:date-value="2061-02-24" calcext:value-type="date">
            <text:p>2061-02-24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1-02-24" calcext:value-type="date">
            <text:p>2061-02-24</text:p>
          </table:table-cell>
          <table:table-cell/>
        </table:table-row>
        <table:table-row table:style-name="ro1">
          <table:table-cell office:value-type="string" calcext:value-type="string">
            <text:p>बेद राज भट्टराई</text:p>
          </table:table-cell>
          <table:table-cell office:value-type="string" calcext:value-type="string">
            <text:p>Bed Raj Bhattrai</text:p>
          </table:table-cell>
          <table:table-cell office:value-type="date" office:date-value="2061-03-13" calcext:value-type="date">
            <text:p>2061-03-13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1-04-13" calcext:value-type="date">
            <text:p>2061-04-13</text:p>
          </table:table-cell>
          <table:table-cell/>
        </table:table-row>
        <table:table-row table:style-name="ro1">
          <table:table-cell office:value-type="string" calcext:value-type="string">
            <text:p>बेद राज भट्टराई</text:p>
          </table:table-cell>
          <table:table-cell office:value-type="string" calcext:value-type="string">
            <text:p>Bed Raj Bhattrai</text:p>
          </table:table-cell>
          <table:table-cell office:value-type="date" office:date-value="2061-06-11" calcext:value-type="date">
            <text:p>2061-06-11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1-06-19" calcext:value-type="date">
            <text:p>2061-06-19</text:p>
          </table:table-cell>
          <table:table-cell/>
        </table:table-row>
        <table:table-row table:style-name="ro1">
          <table:table-cell office:value-type="string" calcext:value-type="string">
            <text:p>पर्शु राम शर्मा</text:p>
          </table:table-cell>
          <table:table-cell office:value-type="string" calcext:value-type="string">
            <text:p>Parsu Ram Sharma</text:p>
          </table:table-cell>
          <table:table-cell office:value-type="date" office:date-value="2061-10-06" calcext:value-type="date">
            <text:p>2061-10-06</text:p>
          </table:table-cell>
          <table:table-cell/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1-10-24" calcext:value-type="date">
            <text:p>2061-10-24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1-11-15" calcext:value-type="date">
            <text:p>2061-11-15</text:p>
          </table:table-cell>
          <table:table-cell/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1-12-19" calcext:value-type="date">
            <text:p>2061-12-19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2-01-05" calcext:value-type="date">
            <text:p>2062-01-05</text:p>
          </table:table-cell>
          <table:table-cell/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2-01-25" calcext:value-type="date">
            <text:p>2062-01-25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2-02-02" calcext:value-type="date">
            <text:p>2062-02-02</text:p>
          </table:table-cell>
          <table:table-cell/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2-02-24" calcext:value-type="date">
            <text:p>2062-02-24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2-03-02" calcext:value-type="date">
            <text:p>2062-03-02</text:p>
          </table:table-cell>
          <table:table-cell/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2-03-14" calcext:value-type="date">
            <text:p>2062-03-14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2-04-05" calcext:value-type="date">
            <text:p>2062-04-05</text:p>
          </table:table-cell>
          <table:table-cell/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2-06-05" calcext:value-type="date">
            <text:p>2062-06-05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2-09-12" calcext:value-type="date">
            <text:p>2062-09-12</text:p>
          </table:table-cell>
          <table:table-cell/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2-07-04" calcext:value-type="date">
            <text:p>2062-07-04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2-07-13" calcext:value-type="date">
            <text:p>2062-07-13</text:p>
          </table:table-cell>
          <table:table-cell/>
        </table:table-row>
        <table:table-row table:style-name="ro1">
          <table:table-cell office:value-type="string" calcext:value-type="string">
            <text:p>काली बहादुर भुजेल</text:p>
          </table:table-cell>
          <table:table-cell office:value-type="string" calcext:value-type="string">
            <text:p>Kali Bahadur Bhujel</text:p>
          </table:table-cell>
          <table:table-cell office:value-type="date" office:date-value="2062-07-24" calcext:value-type="date">
            <text:p>2062-07-24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2-07-25" calcext:value-type="date">
            <text:p>2062-07-25</text:p>
          </table:table-cell>
          <table:table-cell/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2-07-29" calcext:value-type="date">
            <text:p>2062-07-29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2-08-27" calcext:value-type="date">
            <text:p>2062-08-27</text:p>
          </table:table-cell>
          <table:table-cell/>
        </table:table-row>
        <table:table-row table:style-name="ro1">
          <table:table-cell office:value-type="string" calcext:value-type="string">
            <text:p>चन्द्र बहादुर भुजेल</text:p>
          </table:table-cell>
          <table:table-cell office:value-type="string" calcext:value-type="string">
            <text:p>Chandra Bahadur Bhujel</text:p>
          </table:table-cell>
          <table:table-cell office:value-type="date" office:date-value="2062-11-24" calcext:value-type="date">
            <text:p>2062-11-24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2-12-08" calcext:value-type="date">
            <text:p>2062-12-08</text:p>
          </table:table-cell>
          <table:table-cell/>
        </table:table-row>
        <table:table-row table:style-name="ro1">
          <table:table-cell office:value-type="string" calcext:value-type="string">
            <text:p>चन्द्र बहादुर भुजेल</text:p>
          </table:table-cell>
          <table:table-cell office:value-type="string" calcext:value-type="string">
            <text:p>Chandra Bahadur Bhujel</text:p>
          </table:table-cell>
          <table:table-cell office:value-type="date" office:date-value="2063-01-19" calcext:value-type="date">
            <text:p>2063-01-19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3-01-20" calcext:value-type="date">
            <text:p>2063-01-20</text:p>
          </table:table-cell>
          <table:table-cell/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table:style-name="Default" office:value-type="string" calcext:value-type="string">
            <text:p>2063-02-30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3-03-18" calcext:value-type="date">
            <text:p>2063-03-18</text:p>
          </table:table-cell>
          <table:table-cell/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3-06-03" calcext:value-type="date">
            <text:p>2063-06-03</text:p>
          </table:table-cell>
          <table:table-cell/>
        </table:table-row>
        <table:table-row table:style-name="ro1">
          <table:table-cell office:value-type="string" calcext:value-type="string">
            <text:p>लक्ष्मण स्रेष्ठ</text:p>
          </table:table-cell>
          <table:table-cell office:value-type="string" calcext:value-type="string">
            <text:p>Laxman Shrestha</text:p>
          </table:table-cell>
          <table:table-cell office:value-type="date" office:date-value="2063-06-26" calcext:value-type="date">
            <text:p>2063-06-26</text:p>
          </table:table-cell>
          <table:table-cell/>
        </table:table-row>
        <table:table-row table:style-name="ro1">
          <table:table-cell office:value-type="string" calcext:value-type="string">
            <text:p>तिलक खत्री</text:p>
          </table:table-cell>
          <table:table-cell office:value-type="string" calcext:value-type="string">
            <text:p>Tikal Khartri</text:p>
          </table:table-cell>
          <table:table-cell office:value-type="date" office:date-value="2063-07-09" calcext:value-type="date">
            <text:p>2063-07-09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3-07-14" calcext:value-type="date">
            <text:p>2063-07-14</text:p>
          </table:table-cell>
          <table:table-cell/>
        </table:table-row>
        <table:table-row table:style-name="ro1">
          <table:table-cell office:value-type="string" calcext:value-type="string">
            <text:p>चन्द्र बहादुर भुजेल</text:p>
          </table:table-cell>
          <table:table-cell office:value-type="string" calcext:value-type="string">
            <text:p>Chandra Bahadur Bhujel</text:p>
          </table:table-cell>
          <table:table-cell office:value-type="date" office:date-value="2063-07-19" calcext:value-type="date">
            <text:p>2063-07-19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3-08-03" calcext:value-type="date">
            <text:p>2063-08-03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64-01-18" calcext:value-type="date">
            <text:p>2064-01-18</text:p>
          </table:table-cell>
          <table:table-cell/>
        </table:table-row>
        <table:table-row table:style-name="ro1">
          <table:table-cell office:value-type="string" calcext:value-type="string">
            <text:p>भुबन काफ्ले</text:p>
          </table:table-cell>
          <table:table-cell office:value-type="string" calcext:value-type="string">
            <text:p>Bhuwan Kafle</text:p>
          </table:table-cell>
          <table:table-cell office:value-type="date" office:date-value="2070-02-23" calcext:value-type="date">
            <text:p>2070-02-23</text:p>
          </table:table-cell>
          <table:table-cell/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n</text:p>
          </table:table-cell>
          <table:table-cell office:value-type="date" office:date-value="2070-03-02" calcext:value-type="date">
            <text:p>2070-03-02</text:p>
          </table:table-cell>
          <table:table-cell/>
        </table:table-row>
        <table:table-row table:style-name="ro1">
          <table:table-cell office:value-type="string" calcext:value-type="string">
            <text:p>लिला बहादुर कार्की</text:p>
          </table:table-cell>
          <table:table-cell office:value-type="string" calcext:value-type="string">
            <text:p>Lila Bahadur Karki</text:p>
          </table:table-cell>
          <table:table-cell office:value-type="date" office:date-value="2070-07-04" calcext:value-type="date">
            <text:p>2070-07-04</text:p>
          </table:table-cell>
          <table:table-cell/>
        </table:table-row>
        <table:table-row table:style-name="ro1">
          <table:table-cell office:value-type="string" calcext:value-type="string">
            <text:p>सम्झना कुवंर</text:p>
          </table:table-cell>
          <table:table-cell office:value-type="string" calcext:value-type="string">
            <text:p>Samjhana Kuwar</text:p>
          </table:table-cell>
          <table:table-cell office:value-type="date" office:date-value="2070-09-07" calcext:value-type="date">
            <text:p>2070-09-07</text:p>
          </table:table-cell>
          <table:table-cell/>
        </table:table-row>
        <table:table-row table:style-name="ro1">
          <table:table-cell office:value-type="string" calcext:value-type="string">
            <text:p>मोहन सुबेदी</text:p>
          </table:table-cell>
          <table:table-cell office:value-type="string" calcext:value-type="string">
            <text:p>Mohan Subedi</text:p>
          </table:table-cell>
          <table:table-cell office:value-type="date" office:date-value="2071-01-08" calcext:value-type="date">
            <text:p>2071-01-08</text:p>
          </table:table-cell>
          <table:table-cell/>
        </table:table-row>
        <table:table-row table:style-name="ro1">
          <table:table-cell office:value-type="string" calcext:value-type="string">
            <text:p>सकुनतला राई</text:p>
          </table:table-cell>
          <table:table-cell office:value-type="string" calcext:value-type="string">
            <text:p>Sakuntala Rai</text:p>
          </table:table-cell>
          <table:table-cell office:value-type="date" office:date-value="2076-09-09" calcext:value-type="date">
            <text:p>2076-09-09</text:p>
          </table:table-cell>
          <table:table-cell/>
        </table:table-row>
        <table:table-row table:style-name="ro1">
          <table:table-cell office:value-type="string" calcext:value-type="string">
            <text:p>खेम चन्द्र वस्ती</text:p>
          </table:table-cell>
          <table:table-cell office:value-type="string" calcext:value-type="string">
            <text:p>Khem Chandra <text:s/>Wasti</text:p>
          </table:table-cell>
          <table:table-cell office:value-type="date" office:date-value="2075-09-16" calcext:value-type="date">
            <text:p>2075-09-16</text:p>
          </table:table-cell>
          <table:table-cell/>
        </table:table-row>
        <table:table-row table:style-name="ro1">
          <table:table-cell office:value-type="string" calcext:value-type="string">
            <text:p>सागर गौतम</text:p>
          </table:table-cell>
          <table:table-cell office:value-type="string" calcext:value-type="string">
            <text:p>Sagar Gautam</text:p>
          </table:table-cell>
          <table:table-cell office:value-type="date" office:date-value="2074-07-21" calcext:value-type="date">
            <text:p>2074-07-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7:23:14.926933334</meta:creation-date>
    <dc:date>2021-04-18T17:59:25.578762267</dc:date>
    <meta:editing-duration>PT4M10S</meta:editing-duration>
    <meta:editing-cycles>2</meta:editing-cycles>
    <meta:generator>LibreOffice/6.4.6.2$Linux_X86_64 LibreOffice_project/40$Build-2</meta:generator>
    <meta:document-statistic meta:table-count="1" meta:cell-count="145" meta:object-count="0"/>
  </office:meta>
</office:document-meta>
</file>